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beee" officeooo:paragraph-rsid="0009beee"/>
    </style:style>
    <style:style style:name="P2" style:family="paragraph" style:parent-style-name="Standard">
      <style:paragraph-properties fo:text-align="start" style:justify-single-word="false"/>
      <style:text-properties officeooo:rsid="0009beee" officeooo:paragraph-rsid="0009b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1"/>
      <text:p text:style-name="P2">1-c</text:p>
      <text:p text:style-name="P2">2-d</text:p>
      <text:p text:style-name="P2">3-a</text:p>
      <text:p text:style-name="P2">4-a</text:p>
      <text:p text:style-name="P2">5-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0:56:52.724363000</meta:creation-date>
    <dc:date>2020-11-30T10:58:05.292026026</dc:date>
    <meta:editing-duration>PT1M13S</meta:editing-duration>
    <meta:editing-cycles>1</meta:editing-cycles>
    <meta:document-statistic meta:table-count="0" meta:image-count="0" meta:object-count="0" meta:page-count="1" meta:paragraph-count="6" meta:word-count="8" meta:character-count="37" meta:non-whitespace-character-count="35"/>
    <meta:generator>LibreOffice/6.4.6.2$Linux_X86_64 LibreOffice_project/40$Build-2</meta:generator>
  </office:meta>
</office:document-meta>
</file>